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247.7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7.01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51" style:family="table-cell" style:parent-style-name="Default">
      <style:table-cell-properties fo:border-bottom="none" fo:border-left="none" fo:border-right="0.99pt groove #000000" fo:border-top="none"/>
    </style:style>
    <style:style style:name="ce5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53" style:family="table-cell" style:parent-style-name="Default">
      <style:table-cell-properties fo:border-bottom="0.99pt groove #000000" fo:border-left="none" fo:border-right="none" fo:border-top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72bf44" style:text-align-source="fix" style:repeat-content="false" fo:border-left="none" fo:border-right="0.99pt groove #000000" fo:border-top="none"/>
      <style:paragraph-properties fo:text-align="center" fo:margin-left="0pt"/>
    </style:style>
    <style:style style:name="ce56" style:family="table-cell" style:parent-style-name="Default">
      <style:table-cell-properties fo:border-bottom="none" fo:border-left="0.99pt ridge #000000" fo:border-right="none" fo:border-top="none"/>
    </style:style>
    <style:style style:name="ce57" style:family="table-cell" style:parent-style-name="Default">
      <style:table-cell-properties fo:border-bottom="none" fo:border-left="0.99pt ridge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0.99pt ridge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5"/>
        <table:table-column table:style-name="co4" table:default-cell-style-name="ce56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46"/>
          <table:table-cell table:style-name="ce57" office:value-type="string" calcext:value-type="string">
            <text:p>Info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style-name="ce10"/>
          <table:table-cell table:style-name="ce46"/>
          <table:table-cell table:style-name="ce58"/>
          <table:table-cell table:number-columns-repeated="1020"/>
        </table:table-row>
        <table:table-row table:style-name="ro4">
          <table:table-cell table:style-name="ce2"/>
          <table:table-cell table:style-name="ce11"/>
          <table:table-cell table:style-name="ce47"/>
          <table:table-cell table:style-name="ce25"/>
          <table:table-cell table:style-name="ce19" table:number-columns-repeated="1018"/>
          <table:table-cell table:number-columns-repeated="2"/>
        </table:table-row>
        <table:table-row table:style-name="ro4">
          <table:table-cell table:style-name="ce1"/>
          <table:table-cell table:style-name="ce12" office:value-type="string" calcext:value-type="string">
            <text:p>Preperation of height levels</text:p>
          </table:table-cell>
          <table:table-cell table:style-name="ce4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DEM 1969</text:p>
          </table:table-cell>
          <table:table-cell table:style-name="ce30" office:value-type="string" calcext:value-type="string">
            <text:p>DEM 1998</text:p>
          </table:table-cell>
          <table:table-cell table:style-name="ce49" office:value-type="string" calcext:value-type="string">
            <text:p>DEM 2012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30" office:value-type="string" calcext:value-type="string">
            <text:p>25m height levels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to height level polygons</text:p>
          </table:table-cell>
          <table:table-cell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33" table:number-columns-repeated="3"/>
          <table:table-cell table:style-name="ce60" table:number-columns-repeated="1019"/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Daily radiation grid clip with each height level</text:p>
          </table:table-cell>
          <table:table-cell/>
          <table:table-cell office:value-type="string" calcext:value-type="string">
            <text:p>mean radiation extracted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nter balance clip with each height level</text:p>
          </table:table-cell>
          <table:table-cell/>
          <table:table-cell office:value-type="string" calcext:value-type="string">
            <text:p>mean balance exrac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1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reading in PAS_10min.csv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1.10.2016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30.9.2019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snow height to 0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Jun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ll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Septemb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is low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10 cm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6"/>
          <table:table-cell table:style-name="ce16"/>
          <table:table-cell table:style-name="ce53"/>
          <table:table-cell table:style-name="ce6"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from one measure to the other is bigg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5cm per minut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take last measurement as new valu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ily</text:p>
          </table:table-cell>
          <table:table-cell table:style-name="ce30" office:value-type="string" calcext:value-type="string">
            <text:p>weekly</text:p>
          </table:table-cell>
          <table:table-cell table:style-name="ce54" office:value-type="string" calcext:value-type="string">
            <text:p>ot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d height of level i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 height extracted from DEM</text:p>
          </table:table-cell>
          <table:table-cell table:style-name="ce55" office:value-type="string" calcext:value-type="string">
            <text:p>Mean of upper and lower bord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Constant 0.65°C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s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Constant 12 hPa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/>
          <table:table-cell office:value-type="string" calcext:value-type="string">
            <text:p>Each height level has its own daily snowing amou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0°C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" office:value-type="string" calcext:value-type="string">
            <text:p>J. Oerlemans, W. H . KNAP: A 1 year  record of </text:p>
            <text:p>Global radiation and  albedo in the ablation zone of </text:p>
            <text:p>Morteratschgletscher, Switzerland  </text:p>
            <text:p>→ equation 4 </text:p>
          </table:table-cell>
          <table:table-cell table:style-name="ce54" office:value-type="string" calcext:value-type="string">
            <text:p>fixed albedo when snow lays</text:p>
          </table:table-cell>
          <table:table-cell office:value-type="string" calcext:value-type="string">
            <text:p>The ratio of natural and artificial snow does not matter he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alculating Energy bala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ke described in bachelor thesis with now variable roughness parame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there is still snow, roughness parameter z_0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Constant 0.001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for only ice left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Constant 0.003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Reducing Snow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height is converted to snow water equivalent by natural snow with factor</text:p>
          </table:table-cell>
          <table:table-cell/>
          <table:table-cell office:value-type="string" calcext:value-type="string">
            <text:p>Snow height is not real here, changing that to just water equivalent l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now height would be true here if no setting of snow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artificial snow with fac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float" office:value="0.525" calcext:value-type="float">
            <text:p>0.5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ergy Balance is converted into melt r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water density at zero °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1000 kg/m^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pure ice latent head of fusion at zero °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3.34 * 10 ** 5 <text:s text:c="2"/>J/k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then converted into actual melt water per square me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water equivalent is then reduced by that melt water and snow height o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tural and artificial sn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scaled by that factor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Finding mass balance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height level artificial amount of snowing needed is find iterative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7:58:15.067640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6-29T18:31:58.783750773</dc:date>
    <meta:editing-duration>PT12H46M13S</meta:editing-duration>
    <meta:editing-cycles>6</meta:editing-cycles>
    <meta:generator>LibreOffice/6.0.7.3$Linux_X86_64 LibreOffice_project/00m0$Build-3</meta:generator>
    <meta:document-statistic meta:table-count="1" meta:cell-count="82" meta:object-count="0"/>
  </office:meta>
</office:document-meta>
</file>